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paragraph-properties style:line-height-at-least="0.381cm"/>
      <style:text-properties fo:color="#000000" loext:opacity="100%" fo:background-color="#ffffff"/>
    </style:style>
    <style:style style:name="P5" style:family="paragraph" style:parent-style-name="Standard">
      <style:paragraph-properties style:line-height-at-least="0.381cm"/>
    </style:style>
    <style:style style:name="P6" style:family="paragraph" style:parent-style-name="Standard">
      <style:text-properties loext:padding="0cm" loext:border="none"/>
    </style:style>
    <style:style style:name="P7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1">
      <style:paragraph-properties fo:padding="0cm" fo:border="none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Consolas" fo:font-size="7.80000019073486pt" fo:font-weight="normal"/>
    </style:style>
    <style:style style:name="T3" style:family="text">
      <style:text-properties fo:color="#267f99" loext:opacity="100%"/>
    </style:style>
    <style:style style:name="T4" style:family="text">
      <style:text-properties style:font-name="Consolas" fo:font-size="7.80000019073486pt" fo:font-weight="normal"/>
    </style:style>
    <style:style style:name="T5" style:family="text">
      <style:text-properties fo:color="#795e26" loext:opacity="100%" style:font-name="Consolas" fo:font-size="7.80000019073486pt" fo:font-weight="normal"/>
    </style:style>
    <style:style style:name="T6" style:family="text">
      <style:text-properties fo:color="#001080" loext:opacity="100%" style:font-name="Consolas" fo:font-size="7.80000019073486pt" fo:font-weight="normal"/>
    </style:style>
    <style:style style:name="T7" style:family="text">
      <style:text-properties loext:padding="0cm" loext:border="none"/>
    </style:style>
    <style:style style:name="T8" style:family="text">
      <style:text-properties loext:padding="0.049cm" loext:border="0.06pt solid #000000"/>
    </style:style>
    <style:style style:name="T9" style:family="text">
      <style:text-properties style:text-underline-style="solid" style:text-underline-width="auto" style:text-underline-color="font-color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leetcode.com/problems/maximum-number-of-words-found-in-sentences/" text:style-name="Internet_20_link" text:visited-style-name="Visited_20_Internet_20_Link"><text:span text:style-name="T7">Maximum Number of Words Found in Sentences</text:span></text:a></text:p>
      <text:section text:style-name="Sect1" text:name="headlessui-popover-button-:r1s:">
        <text:p text:style-name="Standard"/>
      </text:section>
      <text:section text:style-name="Sect1" text:name="headlessui-popover-button-:rb:">
        <text:p text:style-name="Standard"/>
      </text:section>
      <text:p text:style-name="P6">Easy</text:p>
      <text:p text:style-name="P6">1.5K</text:p>
      <text:p text:style-name="P6">49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7">Companies</text:p>
      <text:p text:style-name="P8"><text:span text:style-name="T7">A </text:span><text:span text:style-name="Strong_20_Emphasis"><text:span text:style-name="T7">sentence</text:span></text:span><text:span text:style-name="T7"> is a list of </text:span><text:span text:style-name="Strong_20_Emphasis"><text:span text:style-name="T7">words</text:span></text:span><text:span text:style-name="T7"> that are separated by a single space with no leading or trailing spaces.</text:span></text:p>
      <text:p text:style-name="P8"><text:span text:style-name="T7">You are given an array of strings </text:span><text:span text:style-name="Source_20_Text"><text:span text:style-name="T8">sentences</text:span></text:span><text:span text:style-name="T7">, where each </text:span><text:span text:style-name="Source_20_Text"><text:span text:style-name="T8">sentences[i]</text:span></text:span><text:span text:style-name="T7"> represents a single </text:span><text:span text:style-name="Strong_20_Emphasis"><text:span text:style-name="T7">sentence</text:span></text:span><text:span text:style-name="T7">.</text:span></text:p>
      <text:p text:style-name="P8"><text:span text:style-name="T7">Return </text:span><text:span text:style-name="Emphasis"><text:span text:style-name="T7">the </text:span></text:span><text:span text:style-name="Emphasis"><text:span text:style-name="Strong_20_Emphasis"><text:span text:style-name="T7">maximum number of words</text:span></text:span></text:span><text:span text:style-name="Emphasis"><text:span text:style-name="T7"> that appear in a single sentence</text:span></text:span><text:span text:style-name="T7">.</text:span></text:p>
      <text:p text:style-name="P9"> </text:p>
      <text:p text:style-name="P8"><text:span text:style-name="Strong_20_Emphasis"><text:span text:style-name="T7">Example 1:</text:span></text:span></text:p>
      <text:p text:style-name="P3"><text:span text:style-name="Strong_20_Emphasis"><text:span text:style-name="T7">Input:</text:span></text:span><text:span text:style-name="T7"> sentences = ["alice and bob love leetcode", "i think so too", </text:span><text:span text:style-name="T9">"this is great thanks very much"</text:span><text:span text:style-name="T7">]</text:span></text:p>
      <text:p text:style-name="P3"><text:span text:style-name="Strong_20_Emphasis"><text:span text:style-name="T7">Output:</text:span></text:span><text:span text:style-name="T7"> 6</text:span></text:p>
      <text:p text:style-name="P3"><text:span text:style-name="Strong_20_Emphasis"><text:span text:style-name="T7">Explanation:</text:span></text:span><text:span text:style-name="T7"> </text:span></text:p>
      <text:p text:style-name="P2">- The first sentence, "alice and bob love leetcode", has 5 words in total.</text:p>
      <text:p text:style-name="P2">- The second sentence, "i think so too", has 4 words in total.</text:p>
      <text:p text:style-name="P2">- The third sentence, "this is great thanks very much", has 6 words in total.</text:p>
      <text:p text:style-name="P1">Thus, the maximum number of words in a single sentence comes from the third sentence, which has 6 words.</text:p>
      <text:p text:style-name="P8"><text:span text:style-name="Strong_20_Emphasis"><text:span text:style-name="T7">Example 2:</text:span></text:span></text:p>
      <text:p text:style-name="P3"><text:span text:style-name="Strong_20_Emphasis"><text:span text:style-name="T7">Input:</text:span></text:span><text:span text:style-name="T7"> sentences = ["please wait", </text:span><text:span text:style-name="T9">"continue to fight"</text:span><text:span text:style-name="T7">, </text:span><text:span text:style-name="T9">"continue to win"</text:span><text:span text:style-name="T7">]</text:span></text:p>
      <text:p text:style-name="P3"><text:span text:style-name="Strong_20_Emphasis"><text:span text:style-name="T7">Output:</text:span></text:span><text:span text:style-name="T7"> 3</text:span></text:p>
      <text:p text:style-name="P3"><text:span text:style-name="Strong_20_Emphasis"><text:span text:style-name="T7">Explanation:</text:span></text:span><text:span text:style-name="T7"> It is possible that multiple sentences contain the same number of words. </text:span></text:p>
      <text:p text:style-name="P1">In this example, the second and third sentences (underlined) have the same number of words.</text:p>
      <text:p text:style-name="P9"> </text:p>
      <text:p text:style-name="P8"><text:span text:style-name="Strong_20_Emphasis"><text:span text:style-name="T7">Constraints:</text:span></text:span></text:p>
      <text:list xml:id="list3061403204" text:style-name="L1">
        <text:list-item>
          <text:p text:style-name="P10"><text:span text:style-name="Source_20_Text"><text:span text:style-name="T8">1 &lt;= sentences.length &lt;= 100</text:span></text:span></text:p>
        </text:list-item>
        <text:list-item>
          <text:p text:style-name="P10"><text:span text:style-name="Source_20_Text"><text:span text:style-name="T8">1 &lt;= sentences[i].length &lt;= 100</text:span></text:span></text:p>
        </text:list-item>
        <text:list-item>
          <text:p text:style-name="P10"><text:span text:style-name="Source_20_Text"><text:span text:style-name="T8">sentences[i]</text:span></text:span><text:span text:style-name="T7"> consists only of lowercase English letters and </text:span><text:span text:style-name="Source_20_Text"><text:span text:style-name="T8">' '</text:span></text:span><text:span text:style-name="T7"> only.</text:span></text:p>
        </text:list-item>
        <text:list-item>
          <text:p text:style-name="P10"><text:span text:style-name="Source_20_Text"><text:span text:style-name="T8">sentences[i]</text:span></text:span><text:span text:style-name="T7"> does not have leading or trailing spaces.</text:span></text:p>
        </text:list-item>
        <text:list-item>
          <text:p text:style-name="P11"><text:span text:style-name="T7">All the words in </text:span><text:span text:style-name="Source_20_Text"><text:span text:style-name="T8">sentences[i]</text:span></text:span><text:span text:style-name="T7"> are separated by a single space.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23:13:50.365000000</dc:date>
    <meta:editing-duration>PT34S</meta:editing-duration>
    <meta:editing-cycles>1</meta:editing-cycles>
    <meta:document-statistic meta:table-count="0" meta:image-count="0" meta:object-count="0" meta:page-count="1" meta:paragraph-count="29" meta:word-count="231" meta:character-count="1313" meta:non-whitespace-character-count="1110"/>
    <meta:generator>LibreOffice/7.2.2.2$Windows_X86_64 LibreOffice_project/02b2acce88a210515b4a5bb2e46cbfb63fe97d56</meta:generator>
  </office:meta>
</office:document-meta>
</file>